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product_name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mputer</text:p>
          </table:table-cell>
          <table:table-cell table:style-name="ce2" office:value-type="float" office:value="700" calcext:value-type="float">
            <text:p>70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ablet</text:p>
          </table:table-cell>
          <table:table-cell table:style-name="ce2"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printer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laptop</text:p>
          </table:table-cell>
          <table:table-cell table:style-name="ce2" office:value-type="float" office:value="1200" calcext:value-type="float">
            <text:p>120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keyboard</text:p>
          </table:table-cell>
          <table:table-cell table:style-name="ce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5:02:04.958908821</meta:creation-date>
    <meta:generator>LibreOffice/24.8.0.3$Linux_X86_64 LibreOffice_project/480$Build-3</meta:generator>
    <dc:date>2024-09-15T15:02:52.321744437</dc:date>
    <meta:editing-duration>PT47S</meta:editing-duration>
    <meta:editing-cycles>1</meta:editing-cycles>
    <meta:document-statistic meta:table-count="1" meta:cell-count="12" meta:object-count="0"/>
  </office:meta>
</office:document-meta>
</file>